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/>
      <style:text-properties fo:font-variant="normal" fo:text-transform="none" fo:color="#1d1c1d" loext:opacity="100%" style:font-name="Calibri" fo:font-size="11pt" fo:letter-spacing="normal" fo:font-style="normal" fo:font-weight="normal" officeooo:paragraph-rsid="00163e01" style:font-size-asian="11pt" style:font-size-complex="11pt"/>
    </style:style>
    <style:style style:name="P2" style:family="paragraph" style:parent-style-name="Text_20_body" style:list-style-name="L1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Calibri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1c1d" loext:opacity="100%" style:font-name="Calibri" fo:font-size="11pt" fo:letter-spacing="normal" fo:font-style="normal" fo:font-weight="bold" style:font-size-asian="11pt" style:font-size-complex="11pt"/>
    </style:style>
    <style:style style:name="P4" style:family="paragraph" style:parent-style-name="Text_20_body" style:list-style-name="L2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Calibri" fo:font-size="11pt" fo:letter-spacing="normal" fo:font-style="normal" fo:font-weight="normal" style:font-size-asian="11pt" style:font-size-complex="11pt"/>
    </style:style>
    <style:style style:name="P5" style:family="paragraph" style:parent-style-name="Text_20_body" style:list-style-name="L3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Calibri" fo:font-size="11pt" fo:letter-spacing="normal" fo:font-style="normal" fo:font-weight="normal" style:font-size-asian="11pt" style:font-size-complex="11pt"/>
    </style:style>
    <style:style style:name="P6" style:family="paragraph" style:parent-style-name="Text_20_body" style:list-style-name="L4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Calibri" fo:font-size="11pt" fo:letter-spacing="normal" fo:font-style="normal" fo:font-weight="normal" style:font-size-asian="11pt" style:font-size-complex="11pt"/>
    </style:style>
    <style:style style:name="P7" style:family="paragraph" style:parent-style-name="Text_20_body" style:list-style-name="L5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Calibri" fo:font-size="11pt" fo:letter-spacing="normal" fo:font-style="normal" fo:font-weight="normal" style:font-size-asian="11pt" style:font-size-complex="11pt"/>
    </style:style>
    <style:style style:name="P8" style:family="paragraph" style:parent-style-name="Text_20_body" style:list-style-name="L6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Calibri" fo:font-size="11pt" fo:letter-spacing="normal" fo:font-style="normal" fo:font-weight="normal" style:font-size-asian="11pt" style:font-size-complex="11pt"/>
    </style:style>
    <style:style style:name="P9" style:family="paragraph" style:parent-style-name="Text_20_body" style:list-style-name="L7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Calibri" fo:font-size="11pt" fo:letter-spacing="normal" fo:font-style="normal" fo:font-weight="normal" style:font-size-asian="11pt" style:font-size-complex="11pt"/>
    </style:style>
    <style:style style:name="P10" style:family="paragraph" style:parent-style-name="Text_20_body" style:list-style-name="L8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Calibri" fo:font-size="11pt" fo:letter-spacing="normal" fo:font-style="normal" fo:font-weight="normal" style:font-size-asian="11pt" style:font-size-complex="11pt"/>
    </style:style>
    <style:style style:name="P11" style:family="paragraph" style:parent-style-name="Text_20_body" style:list-style-name="L9">
      <style:paragraph-properties fo:margin-left="0.2917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loext:opacity="100%" style:font-name="Calibri" fo:font-size="11pt" fo:letter-spacing="normal" fo:font-style="normal" fo:font-weight="normal" style:font-size-asian="11pt" style:font-size-complex="11pt"/>
    </style:style>
    <style:style style:name="P12" style:family="paragraph" style:parent-style-name="Standard">
      <style:text-properties style:font-name="Calibri" fo:font-size="11pt" style:font-size-asian="11pt" style:font-size-complex="11pt"/>
    </style:style>
    <style:style style:name="T1" style:family="text">
      <style:text-properties fo:font-weight="bold" officeooo:rsid="001767dd"/>
    </style:style>
    <style:style style:name="T2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my Parrish | </text:span><text:span text:style-name="T2">Technical Skills</text:span></text:p>
      <text:p text:style-name="P1"><text:span text:style-name="T2">Hardware Installation, Configuration, and Troubleshooting</text:span></text:p>
      <text:list text:style-name="L1">
        <text:list-item>
          <text:p text:style-name="P2">Expertise in installing and configuring desktops, laptops, and mobile devices.</text:p>
        </text:list-item>
        <text:list-item>
          <text:p text:style-name="P2">Skilled in hardware upgrades and replacements, including RAM, storage, and CPUs.</text:p>
        </text:list-item>
        <text:list-item>
          <text:p text:style-name="P2">Proficient in diagnosing and resolving hardware issues such as power failures, boot errors, and overheating.</text:p>
        </text:list-item>
        <text:list-item>
          <text:p text:style-name="P2">Experienced in setting up and troubleshooting peripherals, including printers, scanners, and monitors.</text:p>
        </text:list-item>
        <text:list-item>
          <text:p text:style-name="P2">Comprehensive knowledge of device interfaces (e.g., USB, HDMI, DisplayPort).</text:p>
        </text:list-item>
      </text:list>
      <text:p text:style-name="P3"/>
      <text:p text:style-name="P3">Networking and Connectivity</text:p>
      <text:list text:style-name="L2">
        <text:list-item>
          <text:p text:style-name="P4">Proficient in configuring and managing wired and wireless networks.</text:p>
        </text:list-item>
        <text:list-item>
          <text:p text:style-name="P4">Solid understanding of networking protocols such as TCP/IP, DNS, DHCP, and FTP.</text:p>
        </text:list-item>
        <text:list-item>
          <text:p text:style-name="P4">Experienced in troubleshooting network connectivity issues using tools like ping, traceroute, and IP configuration utilities.</text:p>
        </text:list-item>
        <text:list-item>
          <text:p text:style-name="P4">Skilled in configuring SOHO routers and switches for optimal performance.</text:p>
        </text:list-item>
        <text:list-item>
          <text:p text:style-name="P4">Knowledgeable in IPv4, IPv6, and subnetting principles.</text:p>
        </text:list-item>
        <text:list-item>
          <text:p text:style-name="P4">Competent in setting up and resolving issues with VPN connections.</text:p>
        </text:list-item>
      </text:list>
      <text:p text:style-name="P3"/>
      <text:p text:style-name="P3">Operating Systems</text:p>
      <text:list text:style-name="L3">
        <text:list-item>
          <text:p text:style-name="P5">Experienced in installing, configuring, and managing Windows, Linux, macOS, and mobile operating systems.</text:p>
        </text:list-item>
        <text:list-item>
          <text:p text:style-name="P5">Skilled in using Windows Command Prompt, PowerShell, and other system utilities.</text:p>
        </text:list-item>
        <text:list-item>
          <text:p text:style-name="P5">Proficient in managing user accounts, permissions, and group policies across platforms.</text:p>
        </text:list-item>
        <text:list-item>
          <text:p text:style-name="P5">Knowledgeable in troubleshooting boot processes and resolving startup errors.</text:p>
        </text:list-item>
      </text:list>
      <text:p text:style-name="P3"/>
      <text:p text:style-name="P3">ServiceNow Ticketing System</text:p>
      <text:list text:style-name="L4">
        <text:list-item>
          <text:p text:style-name="P6">Proficient in managing incident and problem tickets within the ServiceNow platform.</text:p>
        </text:list-item>
        <text:list-item>
          <text:p text:style-name="P6">Skilled in creating, updating, and resolving incident tickets to ensure timely issue resolution and minimal disruption to end-users.</text:p>
        </text:list-item>
        <text:list-item>
          <text:p text:style-name="P6">Experienced in performing root cause analysis and documenting problem tickets to address recurring issues effectively.</text:p>
        </text:list-item>
        <text:list-item>
          <text:p text:style-name="P6">Adept at prioritizing and categorizing incidents and problems based on impact and urgency.</text:p>
        </text:list-item>
        <text:list-item>
          <text:p text:style-name="P6">Familiar with documenting resolutions and updates to maintain an accurate knowledge base.</text:p>
        </text:list-item>
      </text:list>
      <text:p text:style-name="P3"/>
      <text:p text:style-name="P3">Virtualization and Cloud Computing</text:p>
      <text:list text:style-name="L5">
        <text:list-item>
          <text:p text:style-name="P7">Familiarity with virtualization platforms such as VirtualBox.</text:p>
        </text:list-item>
        <text:list-item>
          <text:p text:style-name="P7">Strong understanding of cloud computing concepts, including SaaS, PaaS, and IaaS models.</text:p>
        </text:list-item>
        <text:list-item>
          <text:p text:style-name="P7">Experienced in file synchronization across cloud platforms like Google Drive and OneDrive.</text:p>
        </text:list-item>
      </text:list>
      <text:p text:style-name="P3"><text:soft-page-break/>Mobile Device Support</text:p>
      <text:list text:style-name="L6">
        <text:list-item>
          <text:p text:style-name="P8">Skilled in configuring and troubleshooting Android and iOS devices.</text:p>
        </text:list-item>
        <text:list-item>
          <text:p text:style-name="P8">Experienced in synchronizing mobile devices with enterprise systems and email servers.</text:p>
        </text:list-item>
        <text:list-item>
          <text:p text:style-name="P8">Proficient in resolving mobile connectivity issues, including Wi-Fi, Bluetooth, and cellular.</text:p>
        </text:list-item>
      </text:list>
      <text:p text:style-name="P3"/>
      <text:p text:style-name="P3">Cybersecurity and System Protection</text:p>
      <text:list text:style-name="L7">
        <text:list-item>
          <text:p text:style-name="P9">Experienced in implementing security measures such as firewalls, antivirus, and anti-malware solutions.</text:p>
        </text:list-item>
        <text:list-item>
          <text:p text:style-name="P9">Proficient in identifying and mitigating malware infections and securing systems against threats.</text:p>
        </text:list-item>
        <text:list-item>
          <text:p text:style-name="P9">Knowledgeable in encryption technologies, including BitLocker and VPN configurations.</text:p>
        </text:list-item>
        <text:list-item>
          <text:p text:style-name="P9">Skilled in identifying and mitigating social engineering attacks.</text:p>
        </text:list-item>
        <text:list-item>
          <text:p text:style-name="P9">Competent in enforcing password policies and account security practices.</text:p>
        </text:list-item>
      </text:list>
      <text:p text:style-name="P3"/>
      <text:p text:style-name="P3">Software Troubleshooting</text:p>
      <text:list text:style-name="L8">
        <text:list-item>
          <text:p text:style-name="P10">Proficient in diagnosing and resolving software issues, including application crashes and driver conflicts.</text:p>
        </text:list-item>
        <text:list-item>
          <text:p text:style-name="P10">Skilled in addressing operating system errors and troubleshooting blue screen issues.</text:p>
        </text:list-item>
        <text:list-item>
          <text:p text:style-name="P10">Experienced in resolving network application issues, including web browsers and email clients.</text:p>
        </text:list-item>
        <text:list-item>
          <text:p text:style-name="P10">Knowledgeable in utilizing system recovery tools such as restore points and recovery partitions.</text:p>
        </text:list-item>
      </text:list>
      <text:p text:style-name="P3"/>
      <text:p text:style-name="P3">Operational and Professional Procedures</text:p>
      <text:list text:style-name="L9">
        <text:list-item>
          <text:p text:style-name="P11">Adheres to industry best practices for documentation and change management.</text:p>
        </text:list-item>
        <text:list-item>
          <text:p text:style-name="P11">Proficient in backup and disaster recovery strategies to minimize data loss and downtime.</text:p>
        </text:list-item>
        <text:list-item>
          <text:p text:style-name="P11">Experienced in following safety and environmental procedures, including ESD handling and hardware disposal.</text:p>
        </text:list-item>
        <text:list-item>
          <text:p text:style-name="P11">Strong customer service and communication skills for effective end-user support.</text:p>
        </text:list-item>
        <text:list-item>
          <text:p text:style-name="P11">Skilled in collaborating with cross-functional teams and escalating unresolved incidents or problems to appropriate stakeholders.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09:59:23.176000000</meta:creation-date>
    <dc:date>2025-01-14T10:01:54.340000000</dc:date>
    <meta:editing-duration>PT2M33S</meta:editing-duration>
    <meta:editing-cycles>3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50" meta:word-count="530" meta:character-count="3890" meta:non-whitespace-character-count="3450"/>
  </office:meta>
</office:document-meta>
</file>